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LI">
      <style:text-properties officeooo:rsid="000a24b8" officeooo:paragraph-rsid="000a24b8"/>
    </style:style>
    <style:style style:name="P2" style:family="paragraph" style:parent-style-name="CLI">
      <style:text-properties officeooo:paragraph-rsid="000a5430"/>
    </style:style>
    <style:style style:name="P3" style:family="paragraph" style:parent-style-name="Heading">
      <style:text-properties officeooo:rsid="0004618f" officeooo:paragraph-rsid="0004618f"/>
    </style:style>
    <style:style style:name="P4" style:family="paragraph" style:parent-style-name="Heading">
      <style:text-properties officeooo:paragraph-rsid="0004618f"/>
    </style:style>
    <style:style style:name="P5" style:family="paragraph" style:parent-style-name="Heading_20_1">
      <style:text-properties officeooo:rsid="0004618f" officeooo:paragraph-rsid="0004618f"/>
    </style:style>
    <style:style style:name="P6" style:family="paragraph" style:parent-style-name="Heading_20_2">
      <style:text-properties officeooo:rsid="0004618f" officeooo:paragraph-rsid="00079264"/>
    </style:style>
    <style:style style:name="P7" style:family="paragraph" style:parent-style-name="Heading_20_2">
      <style:text-properties officeooo:paragraph-rsid="00086db0"/>
    </style:style>
    <style:style style:name="P8" style:family="paragraph" style:parent-style-name="Preformatted_20_Text">
      <style:text-properties officeooo:paragraph-rsid="00086db0"/>
    </style:style>
    <style:style style:name="P9" style:family="paragraph" style:parent-style-name="Standard">
      <style:text-properties officeooo:rsid="0004618f" officeooo:paragraph-rsid="0004618f"/>
    </style:style>
    <style:style style:name="P10" style:family="paragraph" style:parent-style-name="Standard">
      <style:text-properties officeooo:rsid="0004618f" officeooo:paragraph-rsid="00079264"/>
    </style:style>
    <style:style style:name="P11" style:family="paragraph" style:parent-style-name="Standard">
      <style:text-properties officeooo:rsid="0004618f" officeooo:paragraph-rsid="00086db0"/>
    </style:style>
    <style:style style:name="P12" style:family="paragraph" style:parent-style-name="Standard">
      <style:text-properties officeooo:paragraph-rsid="00079264"/>
    </style:style>
    <style:style style:name="P13" style:family="paragraph" style:parent-style-name="Text_20_body">
      <style:text-properties officeooo:rsid="0004618f" officeooo:paragraph-rsid="0004618f"/>
    </style:style>
    <style:style style:name="P14" style:family="paragraph" style:parent-style-name="Text_20_body">
      <style:text-properties officeooo:rsid="0004618f" officeooo:paragraph-rsid="000a5430"/>
    </style:style>
    <style:style style:name="P15" style:family="paragraph" style:parent-style-name="Text_20_body">
      <style:text-properties officeooo:paragraph-rsid="0004618f"/>
    </style:style>
    <style:style style:name="P16" style:family="paragraph" style:parent-style-name="Text_20_body">
      <style:text-properties style:font-name="Liberation Mono" fo:font-size="10pt" style:font-size-asian="10pt" style:font-size-complex="10pt"/>
    </style:style>
    <style:style style:name="P17" style:family="paragraph" style:parent-style-name="Text_20_body">
      <style:text-properties officeooo:rsid="0005de64" officeooo:paragraph-rsid="0005de64"/>
    </style:style>
    <style:style style:name="P18" style:family="paragraph" style:parent-style-name="Text_20_body">
      <style:text-properties officeooo:paragraph-rsid="0005de64"/>
    </style:style>
    <style:style style:name="P19" style:family="paragraph" style:parent-style-name="Text_20_body">
      <style:text-properties officeooo:rsid="00079264" officeooo:paragraph-rsid="00079264"/>
    </style:style>
    <style:style style:name="P20" style:family="paragraph" style:parent-style-name="Text_20_body">
      <style:text-properties officeooo:paragraph-rsid="00079264"/>
    </style:style>
    <style:style style:name="P21" style:family="paragraph" style:parent-style-name="Text_20_body">
      <style:text-properties officeooo:rsid="00086db0" officeooo:paragraph-rsid="00086db0"/>
    </style:style>
    <style:style style:name="P22" style:family="paragraph" style:parent-style-name="Text_20_body">
      <style:text-properties officeooo:paragraph-rsid="00086db0"/>
    </style:style>
    <style:style style:name="P23" style:family="paragraph" style:parent-style-name="Text_20_body">
      <style:text-properties officeooo:rsid="000a0632" officeooo:paragraph-rsid="000a0632"/>
    </style:style>
    <style:style style:name="P24" style:family="paragraph" style:parent-style-name="Text_20_body">
      <style:text-properties officeooo:rsid="000a24b8" officeooo:paragraph-rsid="000a24b8"/>
    </style:style>
    <style:style style:name="P25" style:family="paragraph" style:parent-style-name="Text_20_body">
      <style:text-properties officeooo:rsid="000a5430" officeooo:paragraph-rsid="000a5430"/>
    </style:style>
    <style:style style:name="P26" style:family="paragraph" style:parent-style-name="Title">
      <style:text-properties officeooo:rsid="0002e807" officeooo:paragraph-rsid="0002e807"/>
    </style:style>
    <style:style style:name="T1" style:family="text">
      <style:text-properties officeooo:rsid="0004618f"/>
    </style:style>
    <style:style style:name="T2" style:family="text">
      <style:text-properties officeooo:rsid="0005de64"/>
    </style:style>
    <style:style style:name="T3" style:family="text">
      <style:text-properties officeooo:rsid="00079264"/>
    </style:style>
    <style:style style:name="T4" style:family="text">
      <style:text-properties officeooo:rsid="00086db0"/>
    </style:style>
    <style:style style:name="T5" style:family="text">
      <style:text-properties officeooo:rsid="000a24b8"/>
    </style:style>
    <style:style style:name="T6" style:family="text">
      <style:text-properties officeooo:rsid="000a5430"/>
    </style:style>
    <style:style style:name="T7" style:family="text">
      <style:text-properties fo:color="#ffff00" style:font-name="Liberation Mono" fo:font-size="10pt" fo:font-weight="bold" officeooo:rsid="000a5430" style:font-name-asian="Noto Sans Mono CJK SC" style:font-size-asian="10pt" style:font-name-complex="Liberation Mono" style:font-size-complex="10pt"/>
    </style:style>
    <style:style style:name="T8" style:family="text">
      <style:text-properties officeooo:rsid="000cd4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13">This is QDL’s module for RSA and symmetric key cryptography. It lets you create <text:span text:style-name="T4">RSA and sym</text:span><text:span text:style-name="T8">m</text:span><text:span text:style-name="T4">etric <text:s/></text:span>keys and <text:span text:style-name="T4">encrypt or decrypt them. It also allows for importing and exporting JSON webkeys. </text:span></text:p>
      <text:h text:style-name="P5" text:outline-level="1">Function reference</text:h>
      <text:h text:style-name="P7" text:outline-level="2">export_jwks</text:h>
      <text:p text:style-name="P4">Description</text:p>
      <text:p text:style-name="P15"><text:span text:style-name="T1">Export a key or set of keys to RFC 7517 format and write to </text:span><text:span text:style-name="T4">storage</text:span><text:span text:style-name="T1">.</text:span></text:p>
      <text:p text:style-name="P4">Usage</text:p>
      <text:p text:style-name="P16">export_jwks(keys., file_path) </text:p>
      <text:p text:style-name="P4">Arguments</text:p>
      <text:p text:style-name="P13">keys. - either a single key or a set of keys.</text:p>
      <text:p text:style-name="P13">file_path - the fully qualified path for the output.</text:p>
      <text:p text:style-name="P4">Output</text:p>
      <text:p text:style-name="P13">This returns true if the operation successfully wrote the file.</text:p>
      <text:p text:style-name="P4">Examples</text:p>
      <text:p text:style-name="P15"/>
      <text:p text:style-name="CLI"><text:s text:c="2"/>kk. := rsa_create_key(1024, 3)</text:p>
      <text:p text:style-name="CLI"><text:s text:c="2"/>export_jwks(kk., '/tmp/keys.jwk')</text:p>
      <text:p text:style-name="CLI">true</text:p>
      <text:p text:style-name="P25">This means that the set of keys was written in the correct format to the given file.</text:p>
      <text:h text:style-name="Heading_20_2" text:outline-level="2">import_jwks </text:h>
      <text:p text:style-name="P4">Description</text:p>
      <text:p text:style-name="P9"><text:span text:style-name="T4">R</text:span>ead a JSON webkey (as per RFC 7517)</text:p>
      <text:p text:style-name="P4"><text:soft-page-break/>Usage</text:p>
      <text:p text:style-name="Preformatted_20_Text">import_jwks(file_path)</text:p>
      <text:p text:style-name="P4">Arguments</text:p>
      <text:p text:style-name="P17">file_path - the fully qualified path to the file.</text:p>
      <text:p text:style-name="P4">Output</text:p>
      <text:p text:style-name="P17">This returns a stem of of keys.</text:p>
      <text:p text:style-name="P3">Examples</text:p>
      <text:p text:style-name="CLI"><text:s text:c="3"/><text:span text:style-name="T6">keys. := import_jwks('/tmp/keys.jwk');</text:span></text:p>
      <text:p text:style-name="P14"/>
      <text:p text:style-name="P25">Since there were no errors, the set of keys in RFC 7517 format was successfully imported and converted to a stem. Note that if there was one single key in the file, a single key would result.</text:p>
      <text:h text:style-name="Heading_20_2" text:outline-level="2">rsa_create_key</text:h>
      <text:p text:style-name="P4">Description</text:p>
      <text:p text:style-name="P18"><text:span text:style-name="T2">Create and RSA key either with the default size of 1024 bits or a custom size (that is larger than 1024 bits and a multiple of 256). Optionally, create several. Note that the alg returned in the key set is for compliance with RFC 7515 and is always set to RS256. This can be changed to another algorithm since it is intended to inform consumers of this key which algorithm to use.</text:span></text:p>
      <text:p text:style-name="P4">Usage</text:p>
      <text:p text:style-name="Preformatted_20_Text">rsa_create_key<text:span text:style-name="T2">()</text:span> </text:p>
      <text:p text:style-name="Preformatted_20_Text">rsa_create_key(key_size) </text:p>
      <text:p text:style-name="Preformatted_20_Text">rsa_create_key(key_size, count)</text:p>
      <text:p text:style-name="P4">Arguments</text:p>
      <text:p text:style-name="P17">key_size - the size of the key to create. 1024 &lt; key_size and key_size&amp;256 == 0.</text:p>
      <text:p text:style-name="P17">count - the number of such keys to create</text:p>
      <text:p text:style-name="P4">Output</text:p>
      <text:p text:style-name="P17">The single key or a stem of keys. The keys of the stem are the key id (kid) field.</text:p>
      <text:p text:style-name="P3"><text:soft-page-break/>Examples</text:p>
      <text:p text:style-name="P2"><text:span text:style-name="T1"><text:s/>key. := rsa_create_key(</text:span><text:span text:style-name="T7">4096</text:span><text:span text:style-name="T1">); // create </text:span><text:span text:style-name="T6">4096</text:span><text:span text:style-name="T1"> bit key pair</text:span></text:p>
      <text:p text:style-name="Text_20_body"/>
      <text:p text:style-name="P25">Note the depending on your system, this may take a while.</text:p>
      <text:p text:style-name="CLI"><text:s text:c="2"/>key. := rsa_create_key(say(256*64))</text:p>
      <text:p text:style-name="CLI">16384</text:p>
      <text:p text:style-name="CLI"/>
      <text:p text:style-name="P25">This dutifully reports it is creating a an RSA key that is 16,384 bits long. Note that this will probably take some time (several minutes at least) on <text:s/>most systems.</text:p>
      <text:h text:style-name="P6" text:outline-level="2">rsa_decrypt</text:h>
      <text:p text:style-name="P4">Description</text:p>
      <text:p text:style-name="P18"><text:span text:style-name="T2">Decrypt the string or stem of strings using the key. By default, the public key is used but you may specify to use the private key if available.</text:span></text:p>
      <text:p text:style-name="P4">Usage</text:p>
      <text:p text:style-name="Preformatted_20_Text"><text:s text:c="2"/>rsa_decrypt(key., arg|arg.) </text:p>
      <text:p text:style-name="Preformatted_20_Text"><text:s text:c="2"/>rsa_decrypt(key., arg|arg., use_private) </text:p>
      <text:p text:style-name="P4">Arguments</text:p>
      <text:p text:style-name="P17">key. - the key to use</text:p>
      <text:p text:style-name="P18"><text:span text:style-name="T2">arg | arg. - either a string or stem of strings. </text:span></text:p>
      <text:p text:style-name="P19">use_private - use the private key for this if available (or fail if no private key)</text:p>
      <text:p text:style-name="Heading">Output</text:p>
      <text:p text:style-name="P19">The decrypted string or stem of strings.</text:p>
      <text:p text:style-name="P3">Examples</text:p>
      <text:p text:style-name="P23">In this example, create a key with 2048 bits, encrypt a stem of strings, then decrypt it.</text:p>
      <text:p text:style-name="CLI"><text:s text:c="3"/>key. := rsa_create_key(2048); // create 2048 bit key pair</text:p>
      <text:p text:style-name="CLI"><text:s text:c="3"/>rsa_decrypt(key., rsa_encrypt(key., ['a','b']))</text:p>
      <text:p text:style-name="CLI">[a,b]</text:p>
      <text:h text:style-name="P6" text:outline-level="2"><text:soft-page-break/>rsa_encrypt</text:h>
      <text:p text:style-name="P4">Description</text:p>
      <text:p text:style-name="P10"><text:span text:style-name="T1">encrypt a string or stem of them with the private key if use_private is true</text:span></text:p>
      <text:p text:style-name="P4">Usage</text:p>
      <text:p text:style-name="Preformatted_20_Text">rsa_encrypt(key., arg|arg.) </text:p>
      <text:p text:style-name="Preformatted_20_Text">rsa_encrypt(key., arg|arg., use_private) </text:p>
      <text:p text:style-name="P12"/>
      <text:p text:style-name="P4">Arguments</text:p>
      <text:p text:style-name="P19">key. - the key to use. </text:p>
      <text:p text:style-name="P19">arg | arg. - the string or stem of strings to encrypt</text:p>
      <text:p text:style-name="P19">use_private - (default is true) use the private key for this operation.</text:p>
      <text:p text:style-name="P20"><text:span text:style-name="T2">Note that as per the specification any string must be smaller than the key length, so if the key length is 1024, you are restricted to a string of length 1024=128 characters.</text:span></text:p>
      <text:p text:style-name="P4">Output</text:p>
      <text:p text:style-name="P19">The encrypted string or stem of strings.</text:p>
      <text:p text:style-name="P3">Examples</text:p>
      <text:p text:style-name="P24">Create a key, encrypt a string.</text:p>
      <text:p text:style-name="CLI"><text:s text:c="2"/>key. := rsa_create_key(2048); // create 2048 bit key pair</text:p>
      <text:p text:style-name="CLI"><text:s text:c="2"/>rsa_encrypt(key., 'the quick brown fox')</text:p>
      <text:p text:style-name="CLI">PdiGsfQU3dHxf8I3ozFPIta-AsKg61lVCmX5oi4QziyBItLAlKXJ2Oi3TV1Wg69KbwCJk5UifohpWfhNYK203dEubOcEzOcH86cS_VsYFZffLpSBim0KLIc60lOieJbMMxtjYAfAJyKt-wA6u7gi7QmHxOntELeWeTnJlfugyzc8Dtb_BoiLX83YxygLmrGAZYNjFjzaOt_UQyODwrAZpWb_7o61zRW_IN5mNSyCBn-RHS5_r_621fa9p6G8NR7XlFH1a2ltx5G5Hep4HbhWwALJHapfjuZea9hFfwbaaVt-8rkbEhTcARrio8h6HkO7V6MR7LiqWIUrfuLMMHd7sw</text:p>
      <text:h text:style-name="Heading_20_2" text:outline-level="2">rsa_public_key</text:h>
      <text:p text:style-name="P4">Description</text:p>
      <text:p text:style-name="P10">get the public part(s) of the key(s)</text:p>
      <text:p text:style-name="P4">Usage</text:p>
      <text:p text:style-name="Preformatted_20_Text"><text:s/>rsa_public_key(key.) </text:p>
      <text:p text:style-name="P4"><text:soft-page-break/>Arguments</text:p>
      <text:p text:style-name="P24">key. - either a key or a stem of them.</text:p>
      <text:p text:style-name="P4">Output</text:p>
      <text:p text:style-name="P24">A public key or (if the argument was a stem of keys) a stem of public keys.</text:p>
      <text:p text:style-name="P3">Examples</text:p>
      <text:p text:style-name="P1"><text:s text:c="3"/>key. := rsa_create_key(2048); // create 2048 bit key pair</text:p>
      <text:p text:style-name="P1"><text:s text:c="3"/>rsa_public_key(key.) <text:s/></text:p>
      <text:p text:style-name="P1">{</text:p>
      <text:p text:style-name="P1"><text:s/>kty:RSA,</text:p>
      <text:p text:style-name="P1"><text:s/>e:AQAB,</text:p>
      <text:p text:style-name="P1"><text:s/>use:sig,</text:p>
      <text:p text:style-name="P1"><text:s/>kid:GoZzh2pbLE4,</text:p>
      <text:p text:style-name="P1"><text:s/>alg:RS256,</text:p>
      <text:p text:style-name="P1"><text:s/>n:AITR9WBryOy-MF02UowhDrqsDvHS9un0DKbqoMv3Brq3no3s0Cr5OO7D1OXw3z6Rtn6fqh7NeFb3XlHpJ1mv5xc1apQbC81m8LrCHq_QaK60hJQ5Jz5ZrD-6kjv9dt8-qBwI4lgcWzu_gsbus8G7-O5EEXKOcGdCPj-094xKMO-eunSfK_xngdFGAa-ukFtJGd9FLSm0Nro08vrV7NV3JQBa_ipswIbaWS3zBaImzSgzglbfkrpu5zeSwgOhoqiMKNFS8qbVxUtynKJVlWpbwU_a42PvFvMQu7PEdPJAbzvl8P1uuFzNeGjniwE1y6pG1v77v2s-bhaDKKLUiZ9dmFM</text:p>
      <text:p text:style-name="P1">}</text:p>
      <text:h text:style-name="Heading_20_2" text:outline-level="2">s_create_key</text:h>
      <text:p text:style-name="P4">Description</text:p>
      <text:p text:style-name="P10"><text:span text:style-name="T3">C</text:span>reate a symmetric key with the give length.</text:p>
      <text:p text:style-name="P4">Usage</text:p>
      <text:p text:style-name="P8">s_create_key() </text:p>
      <text:p text:style-name="Preformatted_20_Text">s_create_key(length) </text:p>
      <text:p text:style-name="P4">Arguments</text:p>
      <text:p text:style-name="P21">length - the number of bits for the key. The default is 1024</text:p>
      <text:p text:style-name="P4">Output</text:p>
      <text:p text:style-name="P21">The key, which is a base64 encoded bit string. </text:p>
      <text:p text:style-name="P3">Examples</text:p>
      <text:p text:style-name="P24">Create a 64 bit keyboard</text:p>
      <text:p text:style-name="CLI"><text:soft-page-break/><text:s text:c="3"/><text:span text:style-name="T5">k := </text:span>s_create_key(64)</text:p>
      <text:p text:style-name="CLI"><text:s text:c="3"/><text:span text:style-name="T5">k</text:span></text:p>
      <text:p text:style-name="CLI">ZZakLoao4l0O7Vsx2O2Ilbcx4J_8YX0P1bHY6XUBeEZi-_m6Oms1GSjbUr1ZSQMdK6UOsdFjVDQhc1LTwkl0GQ</text:p>
      <text:h text:style-name="Heading_20_2" text:outline-level="2">s_decrypt</text:h>
      <text:p text:style-name="P4">Description</text:p>
      <text:p text:style-name="P21">Perform symmetric decryption on the argument.</text:p>
      <text:p text:style-name="P4">Usage</text:p>
      <text:p text:style-name="Preformatted_20_Text"><text:s/>s_decrypt(key, target <text:span text:style-name="T4">| target.</text:span>)</text:p>
      <text:p text:style-name="P4">Arguments</text:p>
      <text:p text:style-name="P22"><text:span text:style-name="T4">key - a base 64 encoded bit string.</text:span></text:p>
      <text:p text:style-name="P21">target|target. - a string or stem of strings to decrypt.</text:p>
      <text:p text:style-name="P4">Output</text:p>
      <text:p text:style-name="P21">The decrypted string or stem of them.</text:p>
      <text:p text:style-name="P3">Examples</text:p>
      <text:p text:style-name="P24">Given the key in the s_create_key section, unencrypt the example in the s_encrypt example.</text:p>
      <text:p text:style-name="CLI"><text:s text:c="2"/>s_decrypt(k, 'Ef7BDvfdiz5lzTlDt5rmtdFemA')</text:p>
      <text:p text:style-name="CLI">the quick brown fox</text:p>
      <text:h text:style-name="Heading_20_2" text:outline-level="2"><text:s text:c="2"/>s_encrypt</text:h>
      <text:p text:style-name="P4">Description</text:p>
      <text:p text:style-name="P11"><text:span text:style-name="T4">Symmetrically </text:span><text:s/><text:span text:style-name="T4">encrypt the argument using the key.</text:span></text:p>
      <text:p text:style-name="P4">Usage</text:p>
      <text:p text:style-name="Preformatted_20_Text"><text:s text:c="2"/>s_encrypt(key, target<text:span text:style-name="T4">|target.</text:span>)</text:p>
      <text:p text:style-name="P4">Arguments</text:p>
      <text:p text:style-name="P21">key - The base 64 encoded bit string to use for the key</text:p>
      <text:p text:style-name="P21">target|target. - either a string or stem of them to encrypt</text:p>
      <text:p text:style-name="P4"><text:soft-page-break/>Output</text:p>
      <text:p text:style-name="P21">The encrypted string or stem of encrypted strings.</text:p>
      <text:p text:style-name="P3">Examples</text:p>
      <text:p text:style-name="CLI"><text:s/>s_encrypt(k, 'the quick brown fox')</text:p>
      <text:p text:style-name="CLI">Ef7BDvfdiz5lzTlDt5rmtdFem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fo:font-weight="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5T05:55:31.415304582</meta:creation-date>
    <dc:date>2023-04-05T17:34:03.105636028</dc:date>
    <meta:editing-duration>PT7H35M7S</meta:editing-duration>
    <meta:editing-cycles>6</meta:editing-cycles>
    <meta:generator>LibreOffice/6.4.7.2$Linux_X86_64 LibreOffice_project/40$Build-2</meta:generator>
    <meta:document-statistic meta:table-count="0" meta:image-count="0" meta:object-count="0" meta:page-count="7" meta:paragraph-count="146" meta:word-count="812" meta:character-count="5700" meta:non-whitespace-character-count="4963"/>
  </office:meta>
</office:document-meta>
</file>